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AD0EEC211A637D31D1.png" manifest:media-type="image/png"/>
  <manifest:file-entry manifest:full-path="Pictures/100000000000038D000000E35CB1DFDB1F958D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color="#c9211e" loext:opacity="100%" style:text-outline="false" style:font-name="Purisa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c9211e" loext:opacity="100%" style:text-outline="false" style:font-name="Purisa" fo:font-size="48pt" fo:text-shadow="1pt 1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Marco de texto 1" draw:style-name="gr1" draw:text-style-name="P1" svg:width="12.701cm" svg:height="2.733cm" svg:x="2.057cm" svg:y="0.621cm"><draw:text-box><text:p><text:span text:style-name="T1">PlayHitsGam</text:span><text:span text:style-name="T1">e</text:span></text:p></draw:text-box></draw:frame><draw:frame draw:style-name="fr2" draw:name="Imagen2" text:anchor-type="char" svg:x="0cm" svg:y="0cm" svg:width="17cm" svg:height="3.874cm" draw:z-index="0"><draw:image xlink:href="Pictures/100000000000038D000000E35CB1DFDB1F958D33.png" xlink:type="simple" xlink:show="embed" xlink:actuate="onLoad" draw:mime-type="image/png"/></draw:frame><draw:frame draw:style-name="fr1" draw:name="Imagen1" text:anchor-type="char" svg:width="17cm" svg:height="3.874cm" draw:z-index="1"><draw:image xlink:href="Pictures/10000001000002F7000000AD0EEC211A637D31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1:47:45.654128221</meta:creation-date>
    <dc:date>2024-10-03T12:16:43.459094834</dc:date>
    <meta:editing-duration>PT8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